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6cm" fo:min-width="0.7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6cm" fo:min-width="1.4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1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5cm" fo:min-width="0.5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3.062cm" svg:y1="11.012cm" svg:x2="12.758cm" svg:y2="10.899cm">
            <text:p/>
          </draw:line>
          <draw:line draw:style-name="gr1" draw:text-style-name="P1" draw:layer="layout" svg:x1="13.356cm" svg:y1="10.655cm" svg:x2="12.759cm" svg:y2="10.901cm">
            <text:p/>
          </draw:line>
          <draw:line draw:style-name="gr1" draw:text-style-name="P1" draw:layer="layout" svg:x1="13.368cm" svg:y1="10.183cm" svg:x2="12.748cm" svg:y2="9.946cm">
            <text:p/>
          </draw:line>
          <draw:line draw:style-name="gr1" draw:text-style-name="P1" draw:layer="layout" svg:x1="13.371cm" svg:y1="10.667cm" svg:x2="12.751cm" svg:y2="10.43cm">
            <text:p/>
          </draw:line>
          <draw:line draw:style-name="gr1" draw:text-style-name="P1" draw:layer="layout" svg:x1="13.364cm" svg:y1="10.173cm" svg:x2="12.767cm" svg:y2="10.419cm">
            <text:p/>
          </draw:line>
          <draw:line draw:style-name="gr1" draw:text-style-name="P1" draw:layer="layout" svg:x1="13.342cm" svg:y1="9.694cm" svg:x2="12.745cm" svg:y2="9.94cm">
            <text:p/>
          </draw:line>
          <draw:line draw:style-name="gr1" draw:text-style-name="P1" draw:layer="layout" svg:x1="13.312cm" svg:y1="9.699cm" svg:x2="13.008cm" svg:y2="9.586cm">
            <text:p/>
          </draw:line>
        </draw:g>
        <draw:frame draw:style-name="gr2" draw:text-style-name="P2" draw:layer="layout" svg:width="2.013cm" svg:height="1.516cm" svg:x="6.308cm" svg:y="8.722cm">
          <draw:text-box draw:corner-radius="0.694cm">
            <text:p><text:span text:style-name="T1">V_in</text:span></text:p>
          </draw:text-box>
        </draw:frame>
        <draw:frame draw:style-name="gr3" draw:text-style-name="P2" draw:layer="layout" svg:width="2.537cm" svg:height="1.436cm" svg:x="9.956cm" svg:y="9.022cm">
          <draw:text-box>
            <text:p><text:span text:style-name="T1">C1</text:span></text:p>
          </draw:text-box>
        </draw:frame>
        <draw:frame draw:style-name="gr4" draw:text-style-name="P2" draw:layer="layout" svg:width="1.996cm" svg:height="1.572cm" svg:x="24.338cm" svg:y="7.62cm">
          <draw:text-box>
            <text:p><text:span text:style-name="T1">out</text:span></text:p>
          </draw:text-box>
        </draw:frame>
        <draw:g>
          <draw:line draw:style-name="gr1" draw:text-style-name="P1" draw:layer="layout" svg:x1="8.781cm" svg:y1="13.758cm" svg:x2="7.232cm" svg:y2="13.772cm">
            <text:p/>
          </draw:line>
          <draw:line draw:style-name="gr1" draw:text-style-name="P1" draw:layer="layout" svg:x1="8.782cm" svg:y1="13.75cm" svg:x2="7.233cm" svg:y2="13.764cm">
            <text:p/>
          </draw:line>
          <draw:line draw:style-name="gr1" draw:text-style-name="P1" draw:layer="layout" svg:x1="7.655cm" svg:y1="14.072cm" svg:x2="8.425cm" svg:y2="14.072cm">
            <text:p/>
          </draw:line>
          <draw:line draw:style-name="gr1" draw:text-style-name="P1" draw:layer="layout" svg:x1="7.863cm" svg:y1="14.341cm" svg:x2="8.233cm" svg:y2="14.341cm">
            <text:p/>
          </draw:line>
          <draw:line draw:style-name="gr1" draw:text-style-name="P1" draw:layer="layout" svg:x1="8.027cm" svg:y1="13.739cm" svg:x2="8.033cm" svg:y2="13.046cm">
            <text:p/>
          </draw:line>
        </draw:g>
        <draw:g>
          <draw:line draw:style-name="gr1" draw:text-style-name="P1" draw:layer="layout" svg:x1="18.75cm" svg:y1="13.759cm" svg:x2="17.201cm" svg:y2="13.773cm">
            <text:p/>
          </draw:line>
          <draw:line draw:style-name="gr1" draw:text-style-name="P1" draw:layer="layout" svg:x1="18.751cm" svg:y1="13.751cm" svg:x2="17.202cm" svg:y2="13.765cm">
            <text:p/>
          </draw:line>
          <draw:line draw:style-name="gr1" draw:text-style-name="P1" draw:layer="layout" svg:x1="17.624cm" svg:y1="14.073cm" svg:x2="18.394cm" svg:y2="14.073cm">
            <text:p/>
          </draw:line>
          <draw:line draw:style-name="gr1" draw:text-style-name="P1" draw:layer="layout" svg:x1="17.832cm" svg:y1="14.342cm" svg:x2="18.202cm" svg:y2="14.342cm">
            <text:p/>
          </draw:line>
          <draw:line draw:style-name="gr1" draw:text-style-name="P1" draw:layer="layout" svg:x1="17.996cm" svg:y1="13.74cm" svg:x2="18.002cm" svg:y2="13.047cm">
            <text:p/>
          </draw:line>
        </draw:g>
        <draw:g>
          <draw:line draw:style-name="gr1" draw:text-style-name="P1" draw:layer="layout" svg:x1="13.766cm" svg:y1="13.72cm" svg:x2="12.217cm" svg:y2="13.734cm">
            <text:p/>
          </draw:line>
          <draw:line draw:style-name="gr1" draw:text-style-name="P1" draw:layer="layout" svg:x1="13.767cm" svg:y1="13.712cm" svg:x2="12.218cm" svg:y2="13.726cm">
            <text:p/>
          </draw:line>
          <draw:line draw:style-name="gr1" draw:text-style-name="P1" draw:layer="layout" svg:x1="12.64cm" svg:y1="14.034cm" svg:x2="13.41cm" svg:y2="14.034cm">
            <text:p/>
          </draw:line>
          <draw:line draw:style-name="gr1" draw:text-style-name="P1" draw:layer="layout" svg:x1="12.848cm" svg:y1="14.303cm" svg:x2="13.218cm" svg:y2="14.303cm">
            <text:p/>
          </draw:line>
          <draw:line draw:style-name="gr1" draw:text-style-name="P1" draw:layer="layout" svg:x1="13.012cm" svg:y1="13.701cm" svg:x2="13.018cm" svg:y2="13.008cm">
            <text:p/>
          </draw:line>
        </draw:g>
        <draw:line draw:style-name="gr1" draw:text-style-name="P1" draw:layer="layout" svg:x1="8.014cm" svg:y1="12.999cm" svg:x2="8.053cm" svg:y2="8.014cm">
          <text:p/>
        </draw:line>
        <draw:line draw:style-name="gr1" draw:text-style-name="P1" draw:layer="layout" svg:x1="9.954cm" svg:y1="8.003cm" svg:x2="8.054cm" svg:y2="8.015cm">
          <text:p/>
        </draw:line>
        <draw:g>
          <draw:line draw:style-name="gr1" draw:text-style-name="P1" draw:layer="layout" svg:x1="10.318cm" svg:y1="8.904cm" svg:x2="10.318cm" svg:y2="7.111cm">
            <text:p/>
          </draw:line>
          <draw:line draw:style-name="gr1" draw:text-style-name="P1" draw:layer="layout" svg:x1="10.318cm" svg:y1="8.904cm" svg:x2="10.318cm" svg:y2="7.111cm">
            <text:p/>
          </draw:line>
          <draw:line draw:style-name="gr1" draw:text-style-name="P1" draw:layer="layout" svg:x1="10.817cm" svg:y1="8.904cm" svg:x2="10.817cm" svg:y2="7.111cm">
            <text:p/>
          </draw:line>
          <draw:line draw:style-name="gr1" draw:text-style-name="P1" draw:layer="layout" svg:x1="11.492cm" svg:y1="8.021cm" svg:x2="10.815cm" svg:y2="8.007cm">
            <text:p/>
          </draw:line>
          <draw:line draw:style-name="gr1" draw:text-style-name="P1" draw:layer="layout" svg:x1="10.329cm" svg:y1="8.021cm" svg:x2="9.652cm" svg:y2="8.007cm">
            <text:p/>
          </draw:line>
        </draw:g>
        <draw:line draw:style-name="gr1" draw:text-style-name="P1" draw:layer="layout" svg:x1="12.999cm" svg:y1="11.043cm" svg:x2="12.999cm" svg:y2="13.037cm">
          <text:p/>
        </draw:line>
        <draw:line draw:style-name="gr1" draw:text-style-name="P1" draw:layer="layout" svg:x1="18.981cm" svg:y1="8.014cm" svg:x2="11.255cm" svg:y2="8.003cm">
          <text:p/>
        </draw:line>
        <draw:line draw:style-name="gr1" draw:text-style-name="P1" draw:layer="layout" svg:x1="12.999cm" svg:y1="8.015cm" svg:x2="12.999cm" svg:y2="9.624cm">
          <text:p/>
        </draw:line>
        <draw:custom-shape draw:style-name="gr5" draw:text-style-name="P3" draw:layer="layout" svg:width="1.531cm" svg:height="1.505cm" svg:x="7.249cm" svg:y="9.46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984cm" svg:y1="12.27cm" svg:x2="17.984cm" svg:y2="13.343cm">
          <text:p/>
        </draw:line>
        <draw:g>
          <draw:line draw:style-name="gr1" draw:text-style-name="P1" draw:layer="layout" svg:x1="18.048cm" svg:y1="12.239cm" svg:x2="17.744cm" svg:y2="12.126cm">
            <text:p/>
          </draw:line>
          <draw:line draw:style-name="gr1" draw:text-style-name="P1" draw:layer="layout" svg:x1="18.342cm" svg:y1="11.882cm" svg:x2="17.745cm" svg:y2="12.128cm">
            <text:p/>
          </draw:line>
          <draw:line draw:style-name="gr1" draw:text-style-name="P1" draw:layer="layout" svg:x1="18.354cm" svg:y1="11.41cm" svg:x2="17.734cm" svg:y2="11.173cm">
            <text:p/>
          </draw:line>
          <draw:line draw:style-name="gr1" draw:text-style-name="P1" draw:layer="layout" svg:x1="18.357cm" svg:y1="11.894cm" svg:x2="17.737cm" svg:y2="11.657cm">
            <text:p/>
          </draw:line>
          <draw:line draw:style-name="gr1" draw:text-style-name="P1" draw:layer="layout" svg:x1="18.35cm" svg:y1="11.4cm" svg:x2="17.753cm" svg:y2="11.646cm">
            <text:p/>
          </draw:line>
          <draw:line draw:style-name="gr1" draw:text-style-name="P1" draw:layer="layout" svg:x1="18.328cm" svg:y1="10.921cm" svg:x2="17.731cm" svg:y2="11.167cm">
            <text:p/>
          </draw:line>
          <draw:line draw:style-name="gr1" draw:text-style-name="P1" draw:layer="layout" svg:x1="18.298cm" svg:y1="10.926cm" svg:x2="17.994cm" svg:y2="10.813cm">
            <text:p/>
          </draw:line>
        </draw:g>
        <draw:line draw:style-name="gr1" draw:text-style-name="P1" draw:layer="layout" svg:x1="18.022cm" svg:y1="9.049cm" svg:x2="18.022cm" svg:y2="10.851cm">
          <text:p/>
        </draw:line>
        <draw:line draw:style-name="gr1" draw:text-style-name="P1" draw:layer="layout" svg:x1="18.022cm" svg:y1="9.049cm" svg:x2="18.981cm" svg:y2="9.049cm">
          <text:p/>
        </draw:line>
        <draw:g>
          <draw:glue-point draw:id="4" svg:x="-4.828cm" svg:y="-2.346cm"/>
          <draw:glue-point draw:id="5" svg:x="-4.828cm" svg:y="2.296cm"/>
          <draw:custom-shape draw:style-name="gr6" draw:text-style-name="P4" draw:layer="layout" svg:width="2.796cm" svg:height="2.563cm" draw:transform="rotate (1.5707963267949) translate (18.992cm 9.87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5" draw:layer="layout" svg:width="0.875cm" svg:height="2.384cm" svg:x="18.977cm" svg:y="7.345cm">
            <draw:text-box>
              <text:p>+</text:p>
              <text:p/>
              <text:p>-</text:p>
            </draw:text-box>
          </draw:frame>
        </draw:g>
        <draw:line draw:style-name="gr1" draw:text-style-name="P1" draw:layer="layout" svg:x1="24.963cm" svg:y1="8.474cm" svg:x2="21.474cm" svg:y2="8.474cm">
          <text:p/>
        </draw:line>
        <draw:line draw:style-name="gr1" draw:text-style-name="P1" draw:layer="layout" svg:x1="19.978cm" svg:y1="10.43cm" svg:x2="18.023cm" svg:y2="10.43cm">
          <text:p/>
        </draw:line>
        <draw:g>
          <draw:line draw:style-name="gr1" draw:text-style-name="P1" draw:layer="layout" svg:x1="21.403cm" svg:y1="10.408cm" svg:x2="21.291cm" svg:y2="10.712cm">
            <text:p/>
          </draw:line>
          <draw:line draw:style-name="gr1" draw:text-style-name="P1" draw:layer="layout" svg:x1="21.045cm" svg:y1="10.115cm" svg:x2="21.293cm" svg:y2="10.711cm">
            <text:p/>
          </draw:line>
          <draw:line draw:style-name="gr1" draw:text-style-name="P1" draw:layer="layout" svg:x1="20.573cm" svg:y1="10.104cm" svg:x2="20.338cm" svg:y2="10.725cm">
            <text:p/>
          </draw:line>
          <draw:line draw:style-name="gr1" draw:text-style-name="P1" draw:layer="layout" svg:x1="21.057cm" svg:y1="10.1cm" svg:x2="20.822cm" svg:y2="10.721cm">
            <text:p/>
          </draw:line>
          <draw:line draw:style-name="gr1" draw:text-style-name="P1" draw:layer="layout" svg:x1="20.563cm" svg:y1="10.108cm" svg:x2="20.811cm" svg:y2="10.704cm">
            <text:p/>
          </draw:line>
          <draw:line draw:style-name="gr1" draw:text-style-name="P1" draw:layer="layout" svg:x1="20.084cm" svg:y1="10.132cm" svg:x2="20.332cm" svg:y2="10.728cm">
            <text:p/>
          </draw:line>
          <draw:line draw:style-name="gr1" draw:text-style-name="P1" draw:layer="layout" svg:x1="20.089cm" svg:y1="10.162cm" svg:x2="19.977cm" svg:y2="10.466cm">
            <text:p/>
          </draw:line>
        </draw:g>
        <draw:line draw:style-name="gr1" draw:text-style-name="P1" draw:layer="layout" svg:x1="23.354cm" svg:y1="10.43cm" svg:x2="21.399cm" svg:y2="10.43cm">
          <text:p/>
        </draw:line>
        <draw:line draw:style-name="gr1" draw:text-style-name="P1" draw:layer="layout" svg:x1="23.355cm" svg:y1="10.43cm" svg:x2="23.391cm" svg:y2="8.436cm">
          <text:p/>
        </draw:line>
        <draw:line draw:style-name="gr1" draw:text-style-name="P1" draw:layer="layout" svg:x1="23.355cm" svg:y1="10.43cm" svg:x2="21.4cm" svg:y2="10.43cm">
          <text:p/>
        </draw:line>
        <draw:frame draw:style-name="gr3" draw:text-style-name="P2" draw:layer="layout" svg:width="2.537cm" svg:height="1.436cm" svg:x="20.249cm" svg:y="10.622cm">
          <draw:text-box>
            <text:p><text:span text:style-name="T1">R3</text:span></text:p>
          </draw:text-box>
        </draw:frame>
        <draw:frame draw:style-name="gr3" draw:text-style-name="P2" draw:layer="layout" svg:width="2.537cm" svg:height="1.436cm" svg:x="16.712cm" svg:y="11.159cm">
          <draw:text-box>
            <text:p><text:span text:style-name="T1">R2</text:span></text:p>
          </draw:text-box>
        </draw:frame>
        <draw:frame draw:style-name="gr3" draw:text-style-name="P2" draw:layer="layout" svg:width="2.537cm" svg:height="1.436cm" svg:x="13.223cm" svg:y="9.856cm">
          <draw:text-box>
            <text:p><text:span text:style-name="T1">R1</text:span></text:p>
          </draw:text-box>
        </draw:frame>
        <draw:custom-shape draw:style-name="gr8" draw:text-style-name="P4" draw:layer="layout" svg:width="0.348cm" svg:height="0.35cm" svg:x="7.826cm" svg:y="12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918cm" svg:y="7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8cm" svg:y="7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9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19cm" svg:y="1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12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23.12cm" svg:y="10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10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66cm" svg:y1="7.979cm" svg:x2="8.067cm" svg:y2="4.945cm">
          <text:p/>
        </draw:line>
        <draw:g>
          <draw:line draw:style-name="gr1" draw:text-style-name="P1" draw:layer="layout" svg:x1="8.756cm" svg:y1="5.869cm" svg:x2="8.756cm" svg:y2="4.076cm">
            <text:p/>
          </draw:line>
          <draw:line draw:style-name="gr1" draw:text-style-name="P1" draw:layer="layout" svg:x1="8.756cm" svg:y1="5.869cm" svg:x2="8.756cm" svg:y2="4.076cm">
            <text:p/>
          </draw:line>
          <draw:line draw:style-name="gr1" draw:text-style-name="P1" draw:layer="layout" svg:x1="9.255cm" svg:y1="5.869cm" svg:x2="9.255cm" svg:y2="4.076cm">
            <text:p/>
          </draw:line>
          <draw:line draw:style-name="gr1" draw:text-style-name="P1" draw:layer="layout" svg:x1="9.93cm" svg:y1="4.986cm" svg:x2="9.253cm" svg:y2="4.972cm">
            <text:p/>
          </draw:line>
          <draw:line draw:style-name="gr1" draw:text-style-name="P1" draw:layer="layout" svg:x1="8.767cm" svg:y1="4.986cm" svg:x2="8.09cm" svg:y2="4.972cm">
            <text:p/>
          </draw:line>
        </draw:g>
        <draw:g>
          <draw:line draw:style-name="gr1" draw:text-style-name="P1" draw:layer="layout" svg:x1="11.805cm" svg:y1="5.869cm" svg:x2="11.805cm" svg:y2="4.076cm">
            <text:p/>
          </draw:line>
          <draw:line draw:style-name="gr1" draw:text-style-name="P1" draw:layer="layout" svg:x1="11.805cm" svg:y1="5.869cm" svg:x2="11.805cm" svg:y2="4.076cm">
            <text:p/>
          </draw:line>
          <draw:line draw:style-name="gr1" draw:text-style-name="P1" draw:layer="layout" svg:x1="12.304cm" svg:y1="5.869cm" svg:x2="12.304cm" svg:y2="4.076cm">
            <text:p/>
          </draw:line>
          <draw:line draw:style-name="gr1" draw:text-style-name="P1" draw:layer="layout" svg:x1="12.979cm" svg:y1="4.986cm" svg:x2="12.302cm" svg:y2="4.972cm">
            <text:p/>
          </draw:line>
          <draw:line draw:style-name="gr1" draw:text-style-name="P1" draw:layer="layout" svg:x1="11.816cm" svg:y1="4.986cm" svg:x2="11.139cm" svg:y2="4.972cm">
            <text:p/>
          </draw:line>
        </draw:g>
        <draw:line draw:style-name="gr1" draw:text-style-name="P1" draw:layer="layout" svg:x1="11.255cm" svg:y1="5.01cm" svg:x2="9.368cm" svg:y2="4.99cm">
          <text:p/>
        </draw:line>
        <draw:line draw:style-name="gr1" draw:text-style-name="P1" draw:layer="layout" svg:x1="12.968cm" svg:y1="4.882cm" svg:x2="12.99cm" svg:y2="7.851cm">
          <text:p/>
        </draw:line>
        <draw:frame draw:style-name="gr3" draw:text-style-name="P2" draw:layer="layout" svg:width="2.537cm" svg:height="1.436cm" svg:x="8.33cm" svg:y="2.885cm">
          <draw:text-box>
            <text:p><text:span text:style-name="T1">C2</text:span></text:p>
          </draw:text-box>
        </draw:frame>
        <draw:frame draw:style-name="gr3" draw:text-style-name="P2" draw:layer="layout" svg:width="2.537cm" svg:height="1.436cm" svg:x="11.562cm" svg:y="2.863cm">
          <draw:text-box>
            <text:p><text:span text:style-name="T1">C3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8T16:10:05.332555332</dc:date>
    <meta:editing-duration>PT21H39M37S</meta:editing-duration>
    <meta:editing-cycles>22</meta:editing-cycles>
    <meta:generator>LibreOffice/6.4.6.2$Linux_X86_64 LibreOffice_project/40$Build-2</meta:generator>
    <meta:document-statistic meta:object-count="117"/>
  </office:meta>
</office:document-meta>
</file>